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Colors</text:p>
      <text:p text:style-name="Standard"/>
      <text:p text:style-name="Standard">### Primary</text:p>
      <text:p text:style-name="Standard"/>
      <text:p text:style-name="Standard">- Red: hsl(0, 78%, 62%)</text:p>
      <text:p text:style-name="Standard">- Cyan: hsl(180, 62%, 55%)</text:p>
      <text:p text:style-name="Standard">- Orange: hsl(34, 97%, 64%)</text:p>
      <text:p text:style-name="Standard">- Blue: hsl(212, 86%, 64%)</text:p>
      <text:p text:style-name="Standard"/>
      <text:p text:style-name="Standard">### Neutral</text:p>
      <text:p text:style-name="Standard"/>
      <text:p text:style-name="Standard">- Very Dark Blue: hsl(234, 12%, 34%)</text:p>
      <text:p text:style-name="Standard">- Grayish Blue: hsl(229, 6%, 66%)</text:p>
      <text:p text:style-name="Standard">- Very Light Gray: hsl(0, 0%, 98%)</text:p>
      <text:p text:style-name="Standard"/>
      <text:p text:style-name="Standard">## Typography</text:p>
      <text:p text:style-name="Standard"/>
      <text:p text:style-name="Standard">### Body Copy</text:p>
      <text:p text:style-name="Standard"/>
      <text:p text:style-name="Standard">- Font size: 15px</text:p>
      <text:p text:style-name="Standard"/>
      <text:p text:style-name="Standard">### Fonts</text:p>
      <text:p text:style-name="Standard"/>
      <text:p text:style-name="Standard">- Family: [Poppins](https://fonts.google.com/specimen/Poppins)</text:p>
      <text:p text:style-name="Standard">- Weights: 200, 400, 6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13:19:17.619809284</meta:creation-date>
    <dc:date>2022-10-04T13:19:48.563379277</dc:date>
    <meta:editing-duration>PT31S</meta:editing-duration>
    <meta:editing-cycles>1</meta:editing-cycles>
    <meta:document-statistic meta:table-count="0" meta:image-count="0" meta:object-count="0" meta:page-count="1" meta:paragraph-count="16" meta:word-count="65" meta:character-count="374" meta:non-whitespace-character-count="325"/>
    <meta:generator>LibreOffice/6.0.7.3$Linux_X86_64 LibreOffice_project/00m0$Build-3</meta:generator>
  </office:meta>
</office:document-meta>
</file>